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color="#800000"/>
    </style:style>
    <style:style style:name="T3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/*1000 nolu advertesimente basvurmus kisiler arasindan ingilizce bilen ve istenilen sertifikaya sahip adaylari listele */</text:span></text:p>
      <text:p text:style-name="Standard">SELECT Fname,Lname,LANGUAGE.Title,CERTIFICATE.CertificateTitle</text:p>
      <text:p text:style-name="Standard">FROM SOCIAL_RESUME_USER,CREATOR_HAS_PROFILE,PROFILE_SECTION,CERTIFICATE,LANGUAGE</text:p>
      <text:p text:style-name="Standard">WHERE UserId IN</text:p>
      <text:p text:style-name="Standard">(</text:p>
      <text:p text:style-name="Standard">SELECT UserId</text:p>
      <text:p text:style-name="Standard">FROM JOB_APPLY</text:p>
      <text:p text:style-name="Standard">WHERE AdvertisementId = 1005</text:p>
      <text:p text:style-name="Standard">) AND CREATOR_HAS_PROFILE.CreatorId = SOCIAL_RESUME_USER.CreatorId AND PROFILE_SECTION.ProfileId = CREATOR_HAS_PROFILE.ProfileId</text:p>
      <text:p text:style-name="Standard">AND CERTIFICATE.SectionId = PROFILE_SECTION.SectionId AND CERTIFICATE.ProfileId = PROFILE_SECTION.ProfileId AND</text:p>
      <text:p text:style-name="Standard">certıfıcate.certıfıcatetıtle = 'PROFESSIONAL SCRUM MASTER' AND LANGUAGE.Title = 'ENGLISH' AND LANGUAGE.ProfileId = PROFILE_SECTION.ProfileId;</text:p>
      <text:p text:style-name="P1"/>
      <text:p text:style-name="P1"/>
      <text:p text:style-name="P1"/>
      <text:p text:style-name="Standard"><text:span text:style-name="T1">/*ARKADAS OLMAYAN IKI KULLANICININ ORTAK ARKADASLARINI LISTELE 1 ILE 100 ARASINDAKI ORTAK ARKADASLAR*/</text:span></text:p>
      <text:p text:style-name="Standard"/>
      <text:p text:style-name="Standard">SELECT FNAME,LNAME</text:p>
      <text:p text:style-name="Standard">FROM SOCIAL_RESUME_USER</text:p>
      <text:p text:style-name="Standard">WHERE USERID IN (</text:p>
      <text:p text:style-name="Standard">(</text:p>
      <text:p text:style-name="Standard">SELECT ToUserId</text:p>
      <text:p text:style-name="Standard">FROM CONNECTION_LIST</text:p>
      <text:p text:style-name="Standard">WHERE FromUserId = 1</text:p>
      <text:p text:style-name="Standard">)</text:p>
      <text:p text:style-name="Standard">UNION</text:p>
      <text:p text:style-name="Standard">(</text:p>
      <text:p text:style-name="Standard">SELECT FromUserId</text:p>
      <text:p text:style-name="Standard">FROM CONNECTION_LIST</text:p>
      <text:p text:style-name="Standard">WHERE ToUserId = 1</text:p>
      <text:p text:style-name="Standard">)</text:p>
      <text:p text:style-name="Standard">INTERSECT</text:p>
      <text:p text:style-name="Standard">(</text:p>
      <text:p text:style-name="Standard">SELECT ToUserId</text:p>
      <text:p text:style-name="Standard">FROM CONNECTION_LIST</text:p>
      <text:p text:style-name="Standard">WHERE FromUserId = 100</text:p>
      <text:p text:style-name="Standard">)</text:p>
      <text:p text:style-name="Standard">UNION</text:p>
      <text:p text:style-name="Standard">(</text:p>
      <text:p text:style-name="Standard">SELECT FromUserId</text:p>
      <text:p text:style-name="Standard">FROM CONNECTION_LIST</text:p>
      <text:p text:style-name="Standard">WHERE ToUserId = 100</text:p>
      <text:p text:style-name="Standard"><text:soft-page-break/>))</text:p>
      <text:p text:style-name="Standard"/>
      <text:p text:style-name="Standard"/>
      <text:p text:style-name="Standard"><text:span text:style-name="T1">// Kullanıcının connection veya message tarafından tetiklenen notificationları</text:span></text:p>
      <text:p text:style-name="Standard"/>
      <text:p text:style-name="Standard">SELECT SOCIAL_RESUME_USER.FName,CREATOR_NOTIFICATION.NOTIFICATIONCONTENT,CREATOR_NOTIFICATION.NOTIFICIATIONDATE</text:p>
      <text:p text:style-name="Standard">FROM CREATOR_NOTIFICATION,SOCIAL_RESUME_USER,ACTION</text:p>
      <text:p text:style-name="Standard">WHERE CREATOR_NOTIFICATION.ActionId = ACTION.ActionId AND ACTION.CreatorId = SOCIAL_RESUME_USER.CreatorId</text:p>
      <text:p text:style-name="Standard">AND ACTION.ActionType IN('CONNECTION','MESSAGE') AND CREATOR_NOTIFICATION.CreatorId = 100;</text:p>
      <text:p text:style-name="Standard"/>
      <text:p text:style-name="Standard"/>
      <text:p text:style-name="Standard"><text:span text:style-name="T1">// Kullanıcının connection listesi</text:span></text:p>
      <text:p text:style-name="Standard"/>
      <text:p text:style-name="Standard">SELECT fromUser.Fname, toUser.Fname , CONNECTION_LIST.ConnectionDate</text:p>
      <text:p text:style-name="Standard">FROM SOCIAL_RESUME_USER fromUser,SOCIAL_RESUME_USER toUser,CONNECTION_LIST</text:p>
      <text:p text:style-name="Standard">WHERE CONNECTION_LIST.FromUserId = fromUser.UserId AND <text:s/>CONNECTION_LIST.ToUserId = toUser.UserId</text:p>
      <text:p text:style-name="Standard">AND fromUser.UserId = 56</text:p>
      <text:p text:style-name="Standard">UNION</text:p>
      <text:p text:style-name="Standard">SELECT <text:s/>toUser.Fname,fromUser.Fname, CONNECTION_LIST.ConnectionDate</text:p>
      <text:p text:style-name="Standard">FROM SOCIAL_RESUME_USER fromUser,SOCIAL_RESUME_USER toUser,CONNECTION_LIST</text:p>
      <text:p text:style-name="Standard">WHERE CONNECTION_LIST.FromUserId = fromUser.UserId AND <text:s/>CONNECTION_LIST.ToUserId = toUser.UserId</text:p>
      <text:p text:style-name="Standard">AND toUser.UserId = 56;</text:p>
      <text:p text:style-name="Standard"/>
      <text:p text:style-name="Standard"/>
      <text:p text:style-name="Standard"><text:span text:style-name="T1">// En popüler kullanıcının article listesi</text:span></text:p>
      <text:p text:style-name="Standard"/>
      <text:p text:style-name="Standard">SELECT ARTICLE.HeadLine,ARTICLE.Text</text:p>
      <text:p text:style-name="Standard">FROM ARTICLE,</text:p>
      <text:p text:style-name="Standard">(SELECT SOCIAL_RESUME_USER.UserId</text:p>
      <text:p text:style-name="Standard">FROM CREATOR_PROFILE,CREATOR_HAS_PROFILE,SOCIAL_RESUME_USER,(SELECT ACTION.DestinationId</text:p>
      <text:p text:style-name="Standard">FROM ACTION</text:p>
      <text:p text:style-name="Standard">WHERE ACTION.ActionType IN('VIEW','SEARCH')</text:p>
      <text:p text:style-name="Standard">GROUP BY ACTION.DestinationId</text:p>
      <text:p text:style-name="Standard">ORDER BY COUNT(*) DESC</text:p>
      <text:p text:style-name="Standard">FETCH NEXT 1 ROWS ONLY) destinationQuery</text:p>
      <text:p text:style-name="Standard">WHERE destinationQuery.DestinationId = CREATOR_PROFILE.EffectedId</text:p>
      <text:p text:style-name="Standard">AND CREATOR_HAS_PROFILE.ProfileId = CREATOR_PROFILE.ProfileId AND SOCIAL_RESUME_USER.CreatorId = CREATOR_HAS_PROFILE.CreatorId) userQuery</text:p>
      <text:p text:style-name="Standard">WHERE ARTICLE.UserId = userQuery.UserId</text:p>
      <text:p text:style-name="Standard"><text:soft-page-break/></text:p>
      <text:p text:style-name="Standard"><text:span text:style-name="T1">/* KULLANICININ SKILL BİLGİLERİ */</text:span></text:p>
      <text:p text:style-name="Standard">SELECT SKILL.Title</text:p>
      <text:p text:style-name="Standard">FROM CREATOR_HAS_PROFILE,CREATOR_PROFILE,PROFILE_SECTION,SKILL</text:p>
      <text:p text:style-name="Standard">WHERE CREATOR_HAS_PROFILE.CreatorId = (</text:p>
      <text:p text:style-name="Standard">SELECT CREATOR.CreatorId</text:p>
      <text:p text:style-name="Standard">FROM SOCIAL_RESUME_USER,CREATOR</text:p>
      <text:p text:style-name="Standard">WHERE SOCIAL_RESUME_USER.UserId = 1 AND CREATOR.CreatorId = SOCIAL_RESUME_USER.CreatorId)</text:p>
      <text:p text:style-name="Standard">AND CREATOR_PROFILE.ProfileId= CREATOR_HAS_PROFILE.ProfileId AND</text:p>
      <text:p text:style-name="Standard">PROFILE_SECTION.ProfileId = CREATOR_PROFILE.ProfileId AND SKILL.ProfileId = PROFILE_SECTION.ProfileId AND</text:p>
      <text:p text:style-name="Standard">SKILL.SectionId = PROFILE_SECTION.SectionId; <text:s/></text:p>
      <text:p text:style-name="Standard"/>
      <text:p text:style-name="Standard"><text:span text:style-name="T1">/* KULLANICININ EDUCATION BİLGİLERİ */</text:span></text:p>
      <text:p text:style-name="Standard">SELECT EDUCATION.Title ,EDUCATION.Department,EDUCATION.Gpa,EDUCATION.StartDate,EDUCATION.GraduateDate</text:p>
      <text:p text:style-name="Standard">FROM CREATOR_HAS_PROFILE,CREATOR_PROFILE,PROFILE_SECTION,EDUCATION</text:p>
      <text:p text:style-name="Standard">WHERE CREATOR_HAS_PROFILE.CreatorId = (</text:p>
      <text:p text:style-name="Standard">SELECT CREATOR.CreatorId</text:p>
      <text:p text:style-name="Standard">FROM SOCIAL_RESUME_USER,CREATOR</text:p>
      <text:p text:style-name="Standard">WHERE SOCIAL_RESUME_USER.UserId = 1 AND CREATOR.CreatorId = SOCIAL_RESUME_USER.CreatorId)</text:p>
      <text:p text:style-name="Standard">AND CREATOR_PROFILE.ProfileId= CREATOR_HAS_PROFILE.ProfileId AND</text:p>
      <text:p text:style-name="Standard">PROFILE_SECTION.ProfileId = CREATOR_PROFILE.ProfileId AND EDUCATION.ProfileId = PROFILE_SECTION.ProfileId AND</text:p>
      <text:p text:style-name="Standard">EDUCATION.SectionId = PROFILE_SECTION.SectionId; <text:s/></text:p>
      <text:p text:style-name="P1"/>
      <text:p text:style-name="Standard"><text:span text:style-name="T1">/* KULLANICININ EXPERIENCE BİLGİLERİ */</text:span></text:p>
      <text:p text:style-name="Standard">SELECT EXPERIENCE.Title ,EXPERIENCE.Description,EXPERIENCE.StartDate,EXPERIENCE.EndDate</text:p>
      <text:p text:style-name="Standard">FROM CREATOR_HAS_PROFILE,CREATOR_PROFILE,PROFILE_SECTION,EXPERIENCE</text:p>
      <text:p text:style-name="Standard">WHERE CREATOR_HAS_PROFILE.CreatorId = (</text:p>
      <text:p text:style-name="Standard">SELECT CREATOR.CreatorId</text:p>
      <text:p text:style-name="Standard">FROM SOCIAL_RESUME_USER,CREATOR</text:p>
      <text:p text:style-name="Standard">WHERE SOCIAL_RESUME_USER.UserId = 1 AND CREATOR.CreatorId = SOCIAL_RESUME_USER.CreatorId)</text:p>
      <text:p text:style-name="Standard">AND CREATOR_PROFILE.ProfileId= CREATOR_HAS_PROFILE.ProfileId AND</text:p>
      <text:p text:style-name="Standard">PROFILE_SECTION.ProfileId = CREATOR_PROFILE.ProfileId AND EXPERIENCE.ProfileId = PROFILE_SECTION.ProfileId AND</text:p>
      <text:p text:style-name="Standard">EXPERIENCE.SectionId = PROFILE_SECTION.SectionId; </text:p>
      <text:p text:style-name="Standard"/>
      <text:p text:style-name="Standard"/>
      <text:p text:style-name="Standard"/>
      <text:p text:style-name="Standard"/>
      <text:p text:style-name="Standard"><text:soft-page-break/><text:span text:style-name="T1">/*Murat Osman Ünalır kullanıcısının en çok endorse alan skilli*/</text:span></text:p>
      <text:p text:style-name="Standard"><text:s text:c="3"/></text:p>
      <text:p text:style-name="Standard">SELECT SKILL.Title,COUNT(*)</text:p>
      <text:p text:style-name="Standard">FROM SKILL,SOCIAL_RESUME_USER,PROFILE_SECTION,USER_PROFILE,CREATOR_HAS_PROFILE,CREATOR,ENDORSE</text:p>
      <text:p text:style-name="Standard">WHERE SKILL.ProfileId = PROFILE_SECTION.ProfileId AND SKILL.SectionId = PROFILE_SECTION.SectionId AND PROFILE_SECTION.ProfileId = USER_PROFILE.ProfileId AND </text:p>
      <text:p text:style-name="Standard">USER_PROFILE.ProfileId = CREATOR_HAS_PROFILE.ProfileId AND CREATOR_HAS_PROFILE.CreatorId = CREATOR.CreatorId AND SOCIAL_RESUME_USER.CreatorId = CREATOR.CreatorId </text:p>
      <text:p text:style-name="Standard">AND CREATOR.CreatorId =1 AND ENDORSE.ProfileId = SKILL.ProfileId AND ENDORSE.SectionId = SKILL.SectionId GROUP BY (SKILL.ProfileId, SKILL.SectionId,SKILL.Title) </text:p>
      <text:p text:style-name="Standard">ORDER BY COUNT(*) desc FETCH NEXT 1 ROWS ONLY;</text:p>
      <text:p text:style-name="Standard"/>
      <text:p text:style-name="Standard"/>
      <text:p text:style-name="Standard"><text:span text:style-name="T1">/*Ramez Elmasri kullanıcısının sohbet listesi*/</text:span></text:p>
      <text:p text:style-name="Standard"/>
      <text:p text:style-name="Standard">SELECT SOCIAL_RESUME_USER.UserId,SOCIAL_RESUME_USER.Fname</text:p>
      <text:p text:style-name="Standard">FROM MESSAGE,SOCIAL_RESUME_USER,ACTION,CREATOR</text:p>
      <text:p text:style-name="Standard">WHERE MESSAGE.ActionId = ACTION.ActionId AND ACTION.CreatorId = CREATOR.CreatorId AND SOCIAL_RESUME_USER.CreatorId = CREATOR.CreatorId AND Action.DestinationId = 2</text:p>
      <text:p text:style-name="Standard">GROUP BY(SOCIAL_RESUME_USER.UserId,SOCIAL_RESUME_USER.Fname);</text:p>
      <text:p text:style-name="Standard"/>
      <text:p text:style-name="Standard"><text:span text:style-name="T1">/*Seçilen USER a ait timeline (page ve company ve connectıonlarından gelen share) */</text:span></text:p>
      <text:p text:style-name="Standard"/>
      <text:p text:style-name="Standard">SELECT ACTION_SHARE.ShareContent,ACTION_SHARE.ShareType</text:p>
      <text:p text:style-name="Standard">FROM ACTION_SHARE</text:p>
      <text:p text:style-name="Standard">WHERE ACTION_SHARE.ActionId IN</text:p>
      <text:p text:style-name="Standard">(SELECT ACTION.ActionId</text:p>
      <text:p text:style-name="Standard"><text:s/>FROM ACTION</text:p>
      <text:p text:style-name="Standard"><text:s/>WHERE ACTION.CreatorId IN</text:p>
      <text:p text:style-name="Standard">(SELECT CREATOR.CreatorId</text:p>
      <text:p text:style-name="Standard"><text:s/>FROM CREATOR</text:p>
      <text:p text:style-name="Standard"><text:s/>WHERE CreatorId IN</text:p>
      <text:p text:style-name="Standard">(SELECT SOCIAL_RESUME_USER.CreatorId</text:p>
      <text:p text:style-name="Standard"><text:s/>FROM SOCIAL_RESUME_USER</text:p>
      <text:p text:style-name="Standard"><text:s/>WHERE SOCIAL_RESUME_USER.UserId IN</text:p>
      <text:p text:style-name="Standard">(SELECT CONNECTION_LIST.ToUserId</text:p>
      <text:p text:style-name="Standard"><text:s/>FROM CONNECTION_LIST</text:p>
      <text:p text:style-name="Standard"><text:s/>WHERE CONNECTION_LIST.FromUserId=56))))</text:p>
      <text:p text:style-name="Standard"><text:s/>UNION</text:p>
      <text:p text:style-name="Standard"><text:s/>/*POST FROM FOLLOW(COMPANY)*/</text:p>
      <text:p text:style-name="Standard">SELECT ACTION_SHARE.ShareContent,ACTION_SHARE.ShareType</text:p>
      <text:p text:style-name="Standard">FROM ACTION_SHARE</text:p>
      <text:p text:style-name="Standard"><text:soft-page-break/>WHERE ACTION_SHARE.ActionId IN </text:p>
      <text:p text:style-name="Standard">(SELECT ACTION.ActionId FROM ACTION WHERE ACTION.CreatorId IN</text:p>
      <text:p text:style-name="Standard"><text:s/>(SELECT COMPANY.CreatorId FROM COMPANY WHERE COMPANY.CreatorId IN</text:p>
      <text:p text:style-name="Standard"><text:s/>(SELECT CREATOR_HAS_PROFILE.CreatorId FROM CREATOR_HAS_PROFILE WHERE CREATOR_HAS_PROFILE.ProfileId IN</text:p>
      <text:p text:style-name="Standard"><text:s/>(SELECT CREATOR_PROFILE.ProfileId FROM CREATOR_PROFILE WHERE CREATOR_PROFILE.EffectedId IN</text:p>
      <text:p text:style-name="Standard"><text:s/>(SELECT ACTION.DestinationId FROM ACTION WHERE ACTION.ActionType='FOLLOW' AND ACTION.CreatorId IN</text:p>
      <text:p text:style-name="Standard"><text:s/>(SELECT SOCIAL_RESUME_USER.CreatorId FROM SOCIAL_RESUME_USER WHERE SOCIAL_RESUME_USER.UserId=56))))))</text:p>
      <text:p text:style-name="Standard"><text:s/>UNION</text:p>
      <text:p text:style-name="Standard"><text:s/>/*POST FROM FOLLOW(PAGE)*/</text:p>
      <text:p text:style-name="Standard">SELECT ACTION_SHARE.ShareContent,ACTION_SHARE.ShareType FROM ACTION_SHARE</text:p>
      <text:p text:style-name="Standard">WHERE ACTION_SHARE.ActionId IN </text:p>
      <text:p text:style-name="Standard">(SELECT ACTION.ActionId FROM ACTION WHERE ACTION.CreatorId IN</text:p>
      <text:p text:style-name="Standard"><text:s/>(SELECT SOCIAL_RESUME_PAGE.CreatorId FROM SOCIAL_RESUME_PAGE WHERE SOCIAL_RESUME_PAGE.CreatorId IN</text:p>
      <text:p text:style-name="Standard"><text:s/>(SELECT CREATOR_HAS_PROFILE.CreatorId FROM CREATOR_HAS_PROFILE WHERE CREATOR_HAS_PROFILE.ProfileId IN</text:p>
      <text:p text:style-name="Standard"><text:s/>(SELECT CREATOR_PROFILE.ProfileId FROM CREATOR_PROFILE WHERE CREATOR_PROFILE.EffectedId IN</text:p>
      <text:p text:style-name="Standard"><text:s/>(SELECT ACTION.DestinationId FROM ACTION WHERE ACTION.ActionType='FOLLOW' AND ACTION.CreatorId IN</text:p>
      <text:p text:style-name="Standard"><text:s/>(SELECT SOCIAL_RESUME_USER.CreatorId FROM SOCIAL_RESUME_USER WHERE SOCIAL_RESUME_USER.UserId=56))))))</text:p>
      <text:p text:style-name="Standard"><text:s/></text:p>
      <text:p text:style-name="Standard"><text:s/><text:span text:style-name="T3">/* 5 View 2 Search <text:s/>olan userlar <text:s/>*/</text:span></text:p>
      <text:p text:style-name="Standard">SELECT SOCIAL_RESUME_USER.Fname,SOCIAL_RESUME_USER.Mname,SOCIAL_RESUME_USER.Lname</text:p>
      <text:p text:style-name="Standard">FROM SOCIAL_RESUME_USER,CREATOR,CREATOR_HAS_PROFILE,CREATOR_PROFILE</text:p>
      <text:p text:style-name="Standard">WHERE SOCIAL_RESUME_USER.CreatorId=CREATOR.CreatorId AND</text:p>
      <text:p text:style-name="Standard"><text:s text:c="6"/>CREATOR.CreatorId=CREATOR_HAS_PROFILE.CreatorId AND</text:p>
      <text:p text:style-name="Standard"><text:s text:c="6"/>CREATOR_HAS_PROFILE.ProfileId=CREATOR_PROFILE.ProfileId AND</text:p>
      <text:p text:style-name="Standard"><text:s text:c="6"/>EXISTS(SELECT * FROM ACTION</text:p>
      <text:p text:style-name="Standard"><text:s text:c="13"/>WHERE ACTION.ActıonType='SEARCH' AND</text:p>
      <text:p text:style-name="Standard"><text:s text:c="19"/>ACTION.DestinationId=CREATOR_PROFILE.EffectedId</text:p>
      <text:p text:style-name="Standard"><text:s text:c="13"/>GROUP BY(ACTION.DestinationId)</text:p>
      <text:p text:style-name="Standard"><text:s text:c="13"/>HAVING COUNT(*)&gt;2) AND</text:p>
      <text:p text:style-name="Standard"><text:s text:c="6"/>EXISTS(SELECT * FROM ACTION</text:p>
      <text:p text:style-name="Standard"><text:s text:c="13"/>WHERE ACTION.ActionType='VIEW' AND</text:p>
      <text:p text:style-name="Standard"><text:s text:c="19"/>ACTION.DestinationId=CREATOR_PROFILE.EffectedId</text:p>
      <text:p text:style-name="Standard"><text:s text:c="13"/>GROUP BY(ACTION.DestinationId)</text:p>
      <text:p text:style-name="Standard"><text:s text:c="13"/>HAVING COUNT(*)&gt;5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163" meta:word-count="657" meta:character-count="8183"/>
    <dc:date>2018-12-26T20:28:08.24</dc:date>
    <dc:creator>Atakan Cetin</dc:creator>
    <meta:generator>OpenOffice/4.1.6$Win32 OpenOffice.org_project/416m1$Build-9790</meta:generator>
  </office:meta>
</office:document-meta>
</file>